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8229in" fo:margin-left="-0.4125in" table:align="left"/>
    </style:style>
    <style:style style:name="Table2.A" style:family="table-column">
      <style:table-column-properties style:column-width="3.3854in"/>
    </style:style>
    <style:style style:name="Table2.B" style:family="table-column">
      <style:table-column-properties style:column-width="4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396in" fo:margin-left="-0.4229in" table:align="left"/>
    </style:style>
    <style:style style:name="Table3.A" style:family="table-column">
      <style:table-column-properties style:column-width="3.4167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542in" fo:margin-left="-0.4229in" table:align="left"/>
    </style:style>
    <style:style style:name="Table4.A" style:family="table-column">
      <style:table-column-properties style:column-width="3.4063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438in" fo:margin-left="-0.4229in" table:align="left"/>
    </style:style>
    <style:style style:name="Table5.A" style:family="table-column">
      <style:table-column-properties style:column-width="3.4063in"/>
    </style:style>
    <style:style style:name="Table5.B" style:family="table-column">
      <style:table-column-properties style:column-width="4.4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5in" fo:margin-left="-0.4229in" table:align="left"/>
    </style:style>
    <style:style style:name="Table6.A" style:family="table-column">
      <style:table-column-properties style:column-width="3.4063in"/>
    </style:style>
    <style:style style:name="Table6.B" style:family="table-column">
      <style:table-column-properties style:column-width="4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646in" fo:margin-left="-0.4229in" table:align="left"/>
    </style:style>
    <style:style style:name="Table7.A" style:family="table-column">
      <style:table-column-properties style:column-width="3.4063in"/>
    </style:style>
    <style:style style:name="Table7.B" style:family="table-column">
      <style:table-column-properties style:column-width="4.45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542in" fo:margin-left="-0.4125in" table:align="left"/>
    </style:style>
    <style:style style:name="Table8.A" style:family="table-column">
      <style:table-column-properties style:column-width="3.3958in"/>
    </style:style>
    <style:style style:name="Table8.B" style:family="table-column">
      <style:table-column-properties style:column-width="4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3ef6"/>
    </style:style>
    <style:style style:name="P2" style:family="paragraph" style:parent-style-name="Standard">
      <style:text-properties officeooo:paragraph-rsid="001feda2"/>
    </style:style>
    <style:style style:name="P3" style:family="paragraph" style:parent-style-name="Standard">
      <style:text-properties officeooo:paragraph-rsid="00220d40"/>
    </style:style>
    <style:style style:name="P4" style:family="paragraph" style:parent-style-name="Standard">
      <style:text-properties officeooo:paragraph-rsid="002806d9"/>
    </style:style>
    <style:style style:name="P5" style:family="paragraph" style:parent-style-name="Standard">
      <style:text-properties style:font-name="Liberation Serif" fo:font-size="12pt" officeooo:paragraph-rsid="002806d9" style:font-size-asian="12pt" style:font-size-complex="12pt"/>
    </style:style>
    <style:style style:name="P6" style:family="paragraph" style:parent-style-name="Standard">
      <style:text-properties officeooo:paragraph-rsid="00294f1e"/>
    </style:style>
    <style:style style:name="P7" style:family="paragraph" style:parent-style-name="Standard">
      <style:text-properties officeooo:paragraph-rsid="0029e1da"/>
    </style:style>
    <style:style style:name="P8" style:family="paragraph" style:parent-style-name="Standard">
      <style:text-properties officeooo:paragraph-rsid="002a76ea"/>
    </style:style>
    <style:style style:name="P9" style:family="paragraph" style:parent-style-name="Standard">
      <style:text-properties officeooo:paragraph-rsid="002ac9ec"/>
    </style:style>
    <style:style style:name="P10" style:family="paragraph" style:parent-style-name="Standard">
      <style:text-properties officeooo:paragraph-rsid="0030b36e"/>
    </style:style>
    <style:style style:name="P11" style:family="paragraph" style:parent-style-name="Standard">
      <style:text-properties officeooo:paragraph-rsid="0032a06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 style:master-page-name="Standard">
      <style:paragraph-properties style:page-number="auto"/>
      <style:text-properties officeooo:paragraph-rsid="001feda2"/>
    </style:style>
    <style:style style:name="P14" style:family="paragraph" style:parent-style-name="Standard" style:master-page-name="Standard">
      <style:paragraph-properties style:page-number="auto"/>
      <style:text-properties officeooo:paragraph-rsid="001feda2"/>
    </style:style>
    <style:style style:name="P15" style:family="paragraph" style:parent-style-name="Standard" style:master-page-name="Standard">
      <style:paragraph-properties style:page-number="auto"/>
      <style:text-properties officeooo:paragraph-rsid="00238064"/>
    </style:style>
    <style:style style:name="P16" style:family="paragraph" style:parent-style-name="Text_20_body">
      <style:text-properties officeooo:paragraph-rsid="001e3ef6"/>
    </style:style>
    <style:style style:name="P17" style:family="paragraph" style:parent-style-name="Table_20_Contents">
      <style:text-properties officeooo:paragraph-rsid="001feda2"/>
    </style:style>
    <style:style style:name="P18" style:family="paragraph" style:parent-style-name="Table_20_Contents">
      <style:paragraph-properties fo:text-align="center" style:justify-single-word="false"/>
      <style:text-properties officeooo:paragraph-rsid="001feda2"/>
    </style:style>
    <style:style style:name="P19" style:family="paragraph" style:parent-style-name="Table_20_Contents">
      <style:text-properties officeooo:paragraph-rsid="00220d40"/>
    </style:style>
    <style:style style:name="P20" style:family="paragraph" style:parent-style-name="Table_20_Contents">
      <style:text-properties officeooo:paragraph-rsid="00238064"/>
    </style:style>
    <style:style style:name="P21" style:family="paragraph" style:parent-style-name="Table_20_Contents">
      <style:text-properties officeooo:paragraph-rsid="0024356a"/>
    </style:style>
    <style:style style:name="P22" style:family="paragraph" style:parent-style-name="Table_20_Contents">
      <style:text-properties officeooo:paragraph-rsid="00251a64"/>
    </style:style>
    <style:style style:name="P23" style:family="paragraph" style:parent-style-name="Table_20_Contents">
      <style:text-properties officeooo:paragraph-rsid="002ac9ec"/>
    </style:style>
    <style:style style:name="P24" style:family="paragraph" style:parent-style-name="Table_20_Contents">
      <style:text-properties style:font-name="Liberation Serif" fo:font-size="12pt" officeooo:paragraph-rsid="002d8393" style:font-size-asian="12pt" style:font-size-complex="12pt"/>
    </style:style>
    <style:style style:name="P25" style:family="paragraph" style:parent-style-name="Table_20_Contents">
      <style:text-properties style:font-name="Monospace1" fo:font-size="10pt" officeooo:paragraph-rsid="0030b36e" style:font-size-asian="10pt"/>
    </style:style>
    <style:style style:name="P26" style:family="paragraph" style:parent-style-name="Table_20_Contents">
      <style:text-properties officeooo:paragraph-rsid="0032a06d"/>
    </style:style>
    <style:style style:name="P27" style:family="paragraph" style:parent-style-name="Table_20_Contents">
      <style:text-properties fo:color="#0000ff" style:font-name="Monospace1" fo:font-size="10pt" officeooo:paragraph-rsid="0032a06d" style:font-size-asian="10pt"/>
    </style:style>
    <style:style style:name="P28" style:family="paragraph" style:parent-style-name="Table_20_Contents" style:master-page-name="Standard">
      <style:paragraph-properties style:page-number="auto"/>
      <style:text-properties officeooo:paragraph-rsid="001feda2"/>
    </style:style>
    <style:style style:name="P29" style:family="paragraph" style:parent-style-name="Table_20_Contents" style:master-page-name="Standard">
      <style:paragraph-properties style:page-number="auto"/>
      <style:text-properties officeooo:paragraph-rsid="00220d40"/>
    </style:style>
    <style:style style:name="P30" style:family="paragraph" style:parent-style-name="Table_20_Contents" style:master-page-name="Standard">
      <style:paragraph-properties style:page-number="auto"/>
      <style:text-properties officeooo:paragraph-rsid="002806d9"/>
    </style:style>
    <style:style style:name="P31" style:family="paragraph" style:parent-style-name="Table_20_Contents" style:master-page-name="Standard">
      <style:paragraph-properties style:page-number="auto"/>
      <style:text-properties officeooo:paragraph-rsid="0029e1da"/>
    </style:style>
    <style:style style:name="P32" style:family="paragraph" style:parent-style-name="Table_20_Contents" style:master-page-name="Standard">
      <style:paragraph-properties style:page-number="auto"/>
      <style:text-properties officeooo:paragraph-rsid="002a76ea"/>
    </style:style>
    <style:style style:name="P33" style:family="paragraph" style:parent-style-name="Table_20_Contents" style:master-page-name="Standard">
      <style:paragraph-properties style:page-number="auto"/>
      <style:text-properties officeooo:paragraph-rsid="0032a06d"/>
    </style:style>
    <style:style style:name="T1" style:family="text">
      <style:text-properties fo:color="#000000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000000" style:font-name="Monospace1" fo:font-size="10pt" fo:font-style="italic" style:font-size-asian="10pt" style:font-style-asian="italic"/>
    </style:style>
    <style:style style:name="T4" style:family="text">
      <style:text-properties fo:color="#6a3e3e" style:font-name="Monospace1" fo:font-size="10pt" style:font-size-asian="10pt"/>
    </style:style>
    <style:style style:name="T5" style:family="text">
      <style:text-properties fo:color="#2a00ff" style:font-name="Monospace1" fo:font-size="10pt" style:font-size-asian="10pt"/>
    </style:style>
    <style:style style:name="T6" style:family="text">
      <style:text-properties fo:color="#0000c0" style:font-name="Monospace1" fo:font-size="10pt" style:font-size-asian="10pt"/>
    </style:style>
    <style:style style:name="T7" style:family="text">
      <style:text-properties fo:color="#1a1a1a" style:font-name="Monospace1" fo:font-size="10pt" style:font-size-asian="10pt"/>
    </style:style>
    <style:style style:name="T8" style:family="text">
      <style:text-properties fo:color="#7f0055" style:font-name="Monospace1" fo:font-size="10pt" fo:font-weight="bold" style:font-size-asian="10pt" style:font-weight-asian="bold"/>
    </style:style>
    <style:style style:name="T9" style:family="text">
      <style:text-properties style:font-name="DejaVu Sans Mono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i dal Server e risposte volute dal Client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Chiamata di funzione durante il turno</text:p>
          </table:table-cell>
          <table:table-cell table:style-name="Table2.B1" office:value-type="string">
            <text:p text:style-name="P28">In TimeController.mainLoop():<text:line-break/><text:span text:style-name="T2">Shorthand.</text:span><text:span text:style-name="T3">announcer</text:span><text:span text:style-name="T2">(</text:span><text:span text:style-name="T4">current</text:span><text:span text:style-name="T2">).announce(String.</text:span><text:span text:style-name="T3">format</text:span><text:span text:style-name="T2">(StringRes.</text:span><text:span text:style-name="T3">getString</text:span><text:span text:style-name="T2">(</text:span><text:span text:style-name="T5">"messaging.timecontroller.turnNumber"</text:span><text:span text:style-name="T2">),</text:span><text:span text:style-name="T6">turnNumber</text:span><text:span text:style-name="T2">,</text:span><text:span text:style-name="T4">current</text:span><text:span text:style-name="T2">.getName()))</text:span></text:p>
            <text:p text:style-name="P17"/>
          </table:table-cell>
        </table:table-row>
        <table:table-row>
          <table:table-cell table:style-name="Table2.A2" office:value-type="string">
            <text:p text:style-name="P18">Effetto voluto sul Client - Terminal </text:p>
            <text:p text:style-name="P18">(la stringa da stampare)</text:p>
          </table:table-cell>
          <table:table-cell table:style-name="Table2.B2" office:value-type="string">
            <text:p text:style-name="P13"><text:span text:style-name="T5">**********</text:span><text:span text:style-name="T7"> </text:span><text:span text:style-name="T5">Turn</text:span><text:span text:style-name="T7"> </text:span><text:span text:style-name="T5">number:</text:span><text:span text:style-name="T7"> </text:span><text:span text:style-name="T5">%s</text:span><text:span text:style-name="T7"> </text:span><text:span text:style-name="T5">*</text:span><text:span text:style-name="T7"> </text:span><text:span text:style-name="T5">Now</text:span><text:span text:style-name="T7"> </text:span><text:span text:style-name="T5">Playing</text:span><text:span text:style-name="T7"> </text:span><text:span text:style-name="T5">:</text:span><text:span text:style-name="T7"> </text:span><text:span text:style-name="T5">%s</text:span><text:span text:style-name="T7"> </text:span><text:span text:style-name="T5">**********</text:span></text:p>
          </table:table-cell>
        </table:table-row>
        <table:table-row>
          <table:table-cell table:style-name="Table2.A2" office:value-type="string">
            <text:p text:style-name="P18">Effetto voluto sul Client - Swing</text:p>
          </table:table-cell>
          <table:table-cell table:style-name="Table2.B2" office:value-type="string">
            <text:p text:style-name="P28"><text:span text:style-name="T2">UpdaterSwing.startTurn(</text:span><text:span text:style-name="T4">turnNumber</text:span><text:span text:style-name="T2">, </text:span><text:span text:style-name="T4">playerName</text:span><text:span text:style-name="T2">)</text:span></text:p>
            <text:p text:style-name="P17"><text:span text:style-name="T2">Modifiche al Model + View-aggiorna JTextFields</text:span></text:p>
            <text:p text:style-name="P17"/>
          </table:table-cell>
        </table:table-row>
      </table:table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Chiamata di funzione durante il turno</text:p>
          </table:table-cell>
          <table:table-cell table:style-name="Table3.B1" office:value-type="string">
            <text:p text:style-name="P29">In TurnHandler.hailPlayer(),</text:p>
            <text:p text:style-name="P3"><text:span text:style-name="T2">UserMessagesReporter.</text:span><text:span text:style-name="T3">getReporterInstance</text:span><text:span text:style-name="T2">(</text:span><text:span text:style-name="T6">currentPlayer</text:span><text:span text:style-name="T2">).relayMessage(String.</text:span><text:span text:style-name="T3">format</text:span><text:span text:style-name="T2">(StringRes.</text:span><text:span text:style-name="T3">getString</text:span><text:span text:style-name="T2">(</text:span><text:span text:style-name="T5">"messaging.hail.player"</text:span><text:span text:style-name="T2">),</text:span><text:span text:style-name="T6">currentPlayer</text:span><text:span text:style-name="T2">.getName(),CoordinatesConverter.</text:span><text:span text:style-name="T3">fromCubicToAlphaNum</text:span><text:span text:style-name="T2">(</text:span><text:span text:style-name="T6">map</text:span><text:span text:style-name="T2">.getPlayerPosition(</text:span><text:span text:style-name="T6">currentPlayer</text:span><text:span text:style-name="T2">))));</text:span></text:p>
            <text:p text:style-name="P19"/>
          </table:table-cell>
        </table:table-row>
        <table:table-row>
          <table:table-cell table:style-name="Table3.A2" office:value-type="string">
            <text:p text:style-name="P18">Effetto voluto sul Client - Terminal </text:p>
            <text:p text:style-name="P18">(la stringa da stampare)</text:p>
          </table:table-cell>
          <table:table-cell table:style-name="Table3.B2" office:value-type="string">
            <text:p text:style-name="P13"><text:span text:style-name="T5">Hello</text:span><text:span text:style-name="T7"> </text:span><text:span text:style-name="T5">player</text:span><text:span text:style-name="T7"> </text:span><text:span text:style-name="T5">%s,</text:span><text:span text:style-name="T7"> </text:span><text:span text:style-name="T5">you</text:span><text:span text:style-name="T7"> </text:span><text:span text:style-name="T5">are</text:span><text:span text:style-name="T7"> </text:span><text:span text:style-name="T5">located</text:span><text:span text:style-name="T7"> </text:span><text:span text:style-name="T5">in</text:span><text:span text:style-name="T7"> </text:span><text:span text:style-name="T5">%s</text:span><text:span text:style-name="T7"> </text:span><text:span text:style-name="T5">and</text:span><text:span text:style-name="T7"> </text:span><text:span text:style-name="T5">it's</text:span><text:span text:style-name="T7"> </text:span><text:span text:style-name="T5">your</text:span><text:span text:style-name="T7"> </text:span><text:span text:style-name="T5">turn</text:span><text:span text:style-name="T7"> </text:span><text:span text:style-name="T5">to</text:span><text:span text:style-name="T7"> </text:span><text:span text:style-name="T5">move</text:span></text:p>
            <text:p text:style-name="P17"/>
          </table:table-cell>
        </table:table-row>
        <table:table-row>
          <table:table-cell table:style-name="Table3.A2" office:value-type="string">
            <text:p text:style-name="P18">Effetto voluto sul Client - Swing</text:p>
          </table:table-cell>
          <table:table-cell table:style-name="Table3.B2" office:value-type="string">
            <text:p text:style-name="P13"><text:span text:style-name="T2">UpdaterSwing.startMyTurn(String </text:span><text:span text:style-name="T4">myName</text:span><text:span text:style-name="T2">, String </text:span><text:span text:style-name="T4">myPos</text:span><text:span text:style-name="T2">)</text:span></text:p>
            <text:p text:style-name="P21">Aggiorna il Model, + View-aggiorna JTextFields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Chiamata di funzione durante il turno</text:p>
          </table:table-cell>
          <table:table-cell table:style-name="Table4.B1" office:value-type="string">
            <text:p text:style-name="P20">In TurnHandler.hailPlayer(),</text:p>
            <text:p text:style-name="P15"><text:span text:style-name="T2">UserMessagesReporter.</text:span><text:span text:style-name="T3">getReporterInstance</text:span><text:span text:style-name="T2">(</text:span><text:span text:style-name="T6">currentPlayer</text:span><text:span text:style-name="T2">).relayMessage(String.</text:span><text:span text:style-name="T3">format</text:span><text:span text:style-name="T2">(StringRes.</text:span><text:span text:style-name="T3">getString</text:span><text:span text:style-name="T2">(</text:span><text:span text:style-name="T5">"messaging.hail.deadPlayer"</text:span><text:span text:style-name="T2">),</text:span><text:span text:style-name="T6">currentPlayer</text:span><text:span text:style-name="T2">.getName()));</text:span></text:p>
          </table:table-cell>
        </table:table-row>
        <table:table-row>
          <table:table-cell table:style-name="Table4.A2" office:value-type="string">
            <text:p text:style-name="P18">Effetto voluto sul Client - Terminal </text:p>
            <text:p text:style-name="P18">(la stringa da stampare)</text:p>
          </table:table-cell>
          <table:table-cell table:style-name="Table4.B2" office:value-type="string">
            <text:p text:style-name="P13"><text:span text:style-name="T5">Hello</text:span><text:span text:style-name="T7"> </text:span><text:span text:style-name="T5">player</text:span><text:span text:style-name="T7"> </text:span><text:span text:style-name="T5">%s,</text:span><text:span text:style-name="T7"> </text:span><text:span text:style-name="T5">you're</text:span><text:span text:style-name="T7"> </text:span><text:span text:style-name="T5">dead</text:span></text:p>
            <text:p text:style-name="P2"><text:span text:style-name="T2"/></text:p>
            <text:p text:style-name="P17"/>
          </table:table-cell>
        </table:table-row>
        <table:table-row>
          <table:table-cell table:style-name="Table4.A2" office:value-type="string">
            <text:p text:style-name="P18">Effetto voluto sul Client - Swing</text:p>
          </table:table-cell>
          <table:table-cell table:style-name="Table4.B2" office:value-type="string">
            <text:p text:style-name="P22">Per ora niente</text:p>
            <text:p text:style-name="P22">(non è necessario, ma si potrebbe inserire un model update – MyPlayerStatus=dead + </text:p>
            <text:p text:style-name="P22">forse anche turnStatusField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18">Chiamata di funzione durante il turno</text:p>
          </table:table-cell>
          <table:table-cell table:style-name="Table5.B1" office:value-type="string">
            <text:p text:style-name="P30">In TurnHandlerHuman.turnBeforeMove()</text:p>
            <text:p text:style-name="P4"><text:span text:style-name="T6">reporter</text:span><text:span text:style-name="T2">.askIfObjectCard(),</text:span></text:p>
            <text:p text:style-name="P4"><text:span text:style-name="T2"/></text:p>
            <text:p text:style-name="P5"><text:span text:style-name="T1">e in questo:</text:span></text:p>
            <text:p text:style-name="P4"><text:span text:style-name="T2">reporter.askForYesNoChoice(String </text:span><text:span text:style-name="T4">question</text:span><text:span text:style-name="T2">),</text:span></text:p>
            <text:p text:style-name="P4"><text:span text:style-name="T2"/></text:p>
            <text:p text:style-name="P5"><text:span text:style-name="T1">e in questo:</text:span></text:p>
            <text:p text:style-name="P4"><text:span text:style-name="T6">interfaceWithUser</text:span><text:span text:style-name="T2">.writeToClient(</text:span><text:span text:style-name="T4">question</text:span><text:span text:style-name="T2">);</text:span></text:p>
            <text:p text:style-name="P12"><text:span text:style-name="T2">ioGetBinaryChoice(</text:span><text:span text:style-name="T4">defaultChoice</text:span><text:span text:style-name="T2">,</text:span><text:span text:style-name="T5">"yes"</text:span><text:span text:style-name="T2">,</text:span><text:span text:style-name="T5">"no"</text:span><text:span text:style-name="T2">).toLowerCase();</text:span></text:p>
            <text:p text:style-name="P4"><text:span text:style-name="T2"/></text:p>
          </table:table-cell>
        </table:table-row>
        <table:table-row>
          <table:table-cell table:style-name="Table5.A2" office:value-type="string">
            <text:p text:style-name="P18">Effetto voluto sul Client - Terminal </text:p>
            <text:p text:style-name="P18">(la stringa da stampare)</text:p>
          </table:table-cell>
          <table:table-cell table:style-name="Table5.B2" office:value-type="string">
            <text:p text:style-name="P13"><text:span text:style-name="T5">Do</text:span><text:span text:style-name="T7"> </text:span><text:span text:style-name="T5">you</text:span><text:span text:style-name="T7"> </text:span><text:span text:style-name="T5">want</text:span><text:span text:style-name="T7"> </text:span><text:span text:style-name="T5">to</text:span><text:span text:style-name="T7"> </text:span><text:span text:style-name="T5">play</text:span><text:span text:style-name="T7"> </text:span><text:span text:style-name="T5">an</text:span><text:span text:style-name="T7"> </text:span><text:span text:style-name="T5">object</text:span><text:span text:style-name="T7"> </text:span><text:span text:style-name="T5">card?</text:span></text:p>
            <text:p text:style-name="P6"><text:span text:style-name="T5">please</text:span><text:span text:style-name="T7"> </text:span><text:span text:style-name="T5">enter</text:span><text:span text:style-name="T7"> </text:span><text:span text:style-name="T5">'yes'</text:span><text:span text:style-name="T7"> </text:span><text:span text:style-name="T5">or</text:span><text:span text:style-name="T7"> </text:span><text:span text:style-name="T5">'no'</text:span></text:p>
          </table:table-cell>
        </table:table-row>
        <table:table-row>
          <table:table-cell table:style-name="Table5.A2" office:value-type="string">
            <text:p text:style-name="P18">Effetto voluto sul Client - Swing</text:p>
          </table:table-cell>
          <table:table-cell table:style-name="Table5.B2" office:value-type="string">
            <text:p text:style-name="P31">In UpdaterSwing,</text:p>
            <text:p text:style-name="P7"><text:span text:style-name="T8">if</text:span><text:span text:style-name="T2"> (</text:span><text:span text:style-name="T4">askForAttack</text:span><text:span text:style-name="T2">.matches()|| </text:span><text:span text:style-name="T4">askForObject</text:span><text:span text:style-name="T2">.matches()) <text:s/></text:span></text:p>
            <text:p text:style-name="P7"><text:span text:style-name="T2"><text:s text:c="4"/>{askForYesNo(</text:span><text:span text:style-name="T4">message</text:span><text:span text:style-name="T2">);}</text:span></text:p>
            <text:p text:style-name="P10"><text:span text:style-name="T2">e in questo:</text:span></text:p>
            <text:p text:style-name="P10"><text:span text:style-name="T2">view.relayYesNoDialog(question);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Chiamata di funzione durante il turno</text:p>
          </table:table-cell>
          <table:table-cell table:style-name="Table6.B1" office:value-type="string">
            <text:p text:style-name="P32">In TurnHandler.turnMove(),</text:p>
            <text:p text:style-name="P8"><text:span text:style-name="T6"/></text:p>
            <text:p text:style-name="P8"><text:span text:style-name="T6">moveCommand</text:span><text:span text:style-name="T2"> = </text:span><text:span text:style-name="T6">reporter</text:span><text:span text:style-name="T2">.askForMovement(</text:span><text:span text:style-name="T6">map</text:span><text:span text:style-name="T2">.getPlayerAlphaNumPosition(</text:span><text:span text:style-name="T6">currentPlayer</text:span><text:span text:style-name="T2">));</text:span></text:p>
            <text:p text:style-name="P23"/>
            <text:p text:style-name="P23">e in questo:</text:p>
            <text:p text:style-name="P9"><text:span text:style-name="T6">interfaceWithUser</text:span><text:span text:style-name="T2">.writeToClient(StringRes.</text:span><text:span text:style-name="T3">getString</text:span><text:span text:style-name="T2">(</text:span><text:span text:style-name="T5">"messaging.timeToMove"</text:span><text:span text:style-name="T2">));</text:span></text:p>
            <text:p text:style-name="P9"><text:span text:style-name="T4">destination</text:span><text:span text:style-name="T2"> = ioGetPosition(</text:span><text:span text:style-name="T4">playerCurrentPos</text:span><text:span text:style-name="T2">);</text:span></text:p>
            <text:p text:style-name="P24"><text:span text:style-name="T1"/></text:p>
            <text:p text:style-name="P24"><text:span text:style-name="T1">e in questo:</text:span></text:p>
            <text:p text:style-name="P9"><text:span text:style-name="T6">interfaceWithUser</text:span><text:span text:style-name="T2">.writeToClient(String.</text:span><text:span text:style-name="T3">format</text:span><text:span text:style-name="T2">(</text:span></text:p>
            <text:p text:style-name="P12"><text:span text:style-name="T2"><text:tab/><text:tab/><text:tab/><text:tab/>StringRes.</text:span><text:span text:style-name="T3">getString</text:span><text:span text:style-name="T2">(</text:span><text:span text:style-name="T5">"messaging.askForPosition"</text:span><text:span text:style-name="T2">)));</text:span></text:p>
            <text:p text:style-name="P23"/>
          </table:table-cell>
        </table:table-row>
        <table:table-row>
          <table:table-cell table:style-name="Table6.A2" office:value-type="string">
            <text:p text:style-name="P18">Effetto voluto sul Client - Terminal </text:p>
            <text:p text:style-name="P18">(la stringa da stampare)</text:p>
          </table:table-cell>
          <table:table-cell table:style-name="Table6.B2" office:value-type="string">
            <text:p text:style-name="P13"><text:span text:style-name="T5">you</text:span><text:span text:style-name="T7"> </text:span><text:span text:style-name="T5">have</text:span><text:span text:style-name="T7"> </text:span><text:span text:style-name="T5">to</text:span><text:span text:style-name="T7"> </text:span><text:span text:style-name="T5">move</text:span><text:span text:style-name="T7"> </text:span><text:span text:style-name="T5">your</text:span><text:span text:style-name="T7"> </text:span><text:span text:style-name="T5">character</text:span><text:span text:style-name="T7"> </text:span><text:span text:style-name="T5">on</text:span><text:span text:style-name="T7"> </text:span><text:span text:style-name="T5">the</text:span><text:span text:style-name="T7"> </text:span><text:span text:style-name="T5">map</text:span></text:p>
            <text:p text:style-name="P2"><text:span text:style-name="T5">please</text:span><text:span text:style-name="T7"> </text:span><text:span text:style-name="T5">enter</text:span><text:span text:style-name="T7"> </text:span><text:span text:style-name="T5">a</text:span><text:span text:style-name="T7"> </text:span><text:span text:style-name="T5">valid</text:span><text:span text:style-name="T7"> </text:span><text:span text:style-name="T5">position</text:span><text:span text:style-name="T7"> </text:span><text:span text:style-name="T5">(es.</text:span><text:span text:style-name="T7"> </text:span><text:span text:style-name="T5">A05)</text:span></text:p>
          </table:table-cell>
        </table:table-row>
        <table:table-row>
          <table:table-cell table:style-name="Table6.A2" office:value-type="string">
            <text:p text:style-name="P18">Effetto voluto sul Client - Swing</text:p>
          </table:table-cell>
          <table:table-cell table:style-name="Table6.B2" office:value-type="string">
            <text:p text:style-name="P25">In UpdaterSwing.askForMovement</text:p>
            <text:p text:style-name="P25">view.notifyUser(“..”) </text:p>
            <text:p text:style-name="P25">view.bindPositionSender(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8">Chiamata di funzione durante il turno</text:p>
          </table:table-cell>
          <table:table-cell table:style-name="Table7.B1" office:value-type="string">
            <text:p text:style-name="P33">In TurnHandler.turnMove(),</text:p>
            <text:p text:style-name="P26">se <text:span text:style-name="T9">catch(Exception e)</text:span></text:p>
            <text:p text:style-name="P11"><text:span text:style-name="T6">reporter</text:span><text:span text:style-name="T2">.relayMessage(</text:span><text:span text:style-name="T4">exceptionMessage</text:span><text:span text:style-name="T2">);</text:span></text:p>
            <text:p text:style-name="P26"/>
          </table:table-cell>
        </table:table-row>
        <table:table-row>
          <table:table-cell table:style-name="Table7.A2" office:value-type="string">
            <text:p text:style-name="P18">Effetto voluto sul Client - Terminal </text:p>
            <text:p text:style-name="P18">(la stringa da stampare)</text:p>
          </table:table-cell>
          <table:table-cell table:style-name="Table7.B2" office:value-type="string">
            <text:p text:style-name="P27">DestinationUnreachableException: ...</text:p>
          </table:table-cell>
        </table:table-row>
        <table:table-row>
          <table:table-cell table:style-name="Table7.A2" office:value-type="string">
            <text:p text:style-name="P18">Effetto voluto sul Client - Swing</text:p>
          </table:table-cell>
          <table:table-cell table:style-name="Table7.B2" office:value-type="string">
            <text:p text:style-name="P13"><text:span text:style-name="T2">showMovementException(String exceptionMessage)</text:span></text:p>
            <text:p text:style-name="P26">{ <text:s text:c="3"/><text:span text:style-name="T2">view.notifyUser(exceptionMessage)</text:span> [n: al momento non funziona]</text:p>
            <text:p text:style-name="P26"><text:span text:style-name="T2"><text:s text:c="3"/>askForMovement() </text:span>[questo funziona; di fatto, richiede immediatamente un'altro movimento; si potrebbe unificarli in un unico prompt]</text:p>
            <text:p text:style-name="P26">}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">Chiamata di funzione durante il turno</text:p>
          </table:table-cell>
          <table:table-cell table:style-name="Table8.B1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8">Effetto voluto sul Client - Terminal </text:p>
            <text:p text:style-name="P18">(la stringa da stampare)</text:p>
          </table:table-cell>
          <table:table-cell table:style-name="Table8.B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8">Effetto voluto sul Client - Swing</text:p>
          </table:table-cell>
          <table:table-cell table:style-name="Table8.B2" office:value-type="string">
            <text:p text:style-name="P17"/>
          </table:table-cell>
        </table:table-row>
      </table:table>
      <text:p text:style-name="P2"/>
      <text:p text:style-name="P2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8">Chiamata di funzione durante il turno</text:p>
          </table:table-cell>
          <table:table-cell table:style-name="Table9.B1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8">Effetto voluto sul Client - Terminal </text:p>
            <text:p text:style-name="P18">(la stringa da stampare)</text:p>
          </table:table-cell>
          <table:table-cell table:style-name="Table9.B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8">Effetto voluto sul Client - Swing</text:p>
          </table:table-cell>
          <table:table-cell table:style-name="Table9.B2" office:value-type="string">
            <text:p text:style-name="P17"/>
          </table:table-cell>
        </table:table-row>
      </table:table>
      <text:p text:style-name="P2"/>
      <text:p text:style-name="P2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8">Chiamata di funzione durante il turno</text:p>
          </table:table-cell>
          <table:table-cell table:style-name="Table10.B1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18">Effetto voluto sul Client - Terminal </text:p>
            <text:p text:style-name="P18">(la stringa da stampare)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18">Effetto voluto sul Client - Swing</text:p>
          </table:table-cell>
          <table:table-cell table:style-name="Table10.B2" office:value-type="string">
            <text:p text:style-name="P17"/>
          </table:table-cell>
        </table:table-row>
      </table:table>
      <text:p text:style-name="P2"/>
      <text:p text:style-name="P2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8">Chiamata di funzione durante il turno</text:p>
          </table:table-cell>
          <table:table-cell table:style-name="Table11.B1" office:value-type="string">
            <text:p text:style-name="P17"/>
          </table:table-cell>
        </table:table-row>
        <table:table-row>
          <table:table-cell table:style-name="Table11.A2" office:value-type="string">
            <text:p text:style-name="P18">Effetto voluto sul Client - Terminal </text:p>
            <text:p text:style-name="P18">(la stringa da stampare)</text:p>
          </table:table-cell>
          <table:table-cell table:style-name="Table11.B2" office:value-type="string">
            <text:p text:style-name="P17"/>
          </table:table-cell>
        </table:table-row>
        <table:table-row>
          <table:table-cell table:style-name="Table11.A2" office:value-type="string">
            <text:p text:style-name="P18">Effetto voluto sul Client - Swing</text:p>
          </table:table-cell>
          <table:table-cell table:style-name="Table11.B2" office:value-type="string">
            <text:p text:style-name="P17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8">Chiamata di funzione durante il turno</text:p>
          </table:table-cell>
          <table:table-cell table:style-name="Table12.B1" office:value-type="string">
            <text:p text:style-name="P17"/>
          </table:table-cell>
        </table:table-row>
        <table:table-row>
          <table:table-cell table:style-name="Table12.A2" office:value-type="string">
            <text:p text:style-name="P18">Effetto voluto sul Client - Terminal </text:p>
            <text:p text:style-name="P18">(la stringa da stampare)</text:p>
          </table:table-cell>
          <table:table-cell table:style-name="Table12.B2" office:value-type="string">
            <text:p text:style-name="P17"/>
          </table:table-cell>
        </table:table-row>
        <text:soft-page-break/>
        <table:table-row>
          <table:table-cell table:style-name="Table12.A2" office:value-type="string">
            <text:p text:style-name="P18">Effetto voluto sul Client - Swing</text:p>
          </table:table-cell>
          <table:table-cell table:style-name="Table12.B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5T20:54:39</meta:creation-date>
    <dc:date>2015-06-16T11:16:18</dc:date>
    <dc:creator>Andrea </dc:creator>
    <meta:editing-duration>PT35M22S</meta:editing-duration>
    <meta:editing-cycles>25</meta:editing-cycles>
    <meta:generator>LibreOffice/4.0.4.2$Linux_X86_64 LibreOffice_project/400m0$Build-2</meta:generator>
    <meta:document-statistic meta:table-count="11" meta:image-count="0" meta:object-count="0" meta:page-count="4" meta:paragraph-count="95" meta:word-count="431" meta:character-count="3890" meta:non-whitespace-character-count="3524"/>
  </office:meta>
</office:document-meta>
</file>